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5.911cm"/>
    </style:style>
    <style:style style:name="pr2" style:family="presentation" style:parent-style-name="Progress_5f_2-subtitle">
      <style:graphic-properties draw:fill-color="#ffffff" draw:auto-grow-height="true" fo:min-height="2.277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507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507cm"/>
    </style:style>
    <style:style style:name="pr8" style:family="presentation" style:parent-style-name="Standard_20_2-outline1">
      <style:graphic-properties fo:min-height="11.93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align="justify" fo:text-indent="0cm"/>
    </style:style>
    <style:style style:name="P5" style:family="paragraph">
      <style:paragraph-properties fo:margin-left="0cm" fo:margin-right="0cm" fo:margin-top="0cm" fo:margin-bottom="0.499cm" fo:text-align="start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2cm" svg:height="5.911cm" draw:transform="rotate (0.18762289458939) translate (1.05cm 10.736cm)" presentation:class="title" presentation:user-transformed="true">
          <draw:text-box>
            <text:p>Javascript</text:p>
          </draw:text-box>
        </draw:frame>
        <draw:frame presentation:style-name="pr2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Table of Content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4">Tools &amp; Environment Setup</text:p>
              </text:list-item>
              <text:list-item>
                <text:p text:style-name="P4">GIT &amp; Github Basics.</text:p>
              </text:list-item>
              <text:list-item>
                <text:p text:style-name="P4">JavaScript Language Basics</text:p>
              </text:list-item>
              <text:list-item>
                <text:p text:style-name="P4">How JavaScript Works Behind the Scenes</text:p>
              </text:list-item>
              <text:list-item>
                <text:p text:style-name="P4">JavaScript in the Browser: DOM Manipulation and Events</text:p>
              </text:list-item>
              <text:list-item>
                <text:p text:style-name="P4">Project 1 – The Dice Pig Game</text:p>
              </text:list-item>
              <text:list-item>
                <text:p text:style-name="P4">Advanced JavaScript: Objects and Functions</text:p>
              </text:list-item>
              <text:list-item>
                <text:p text:style-name="P4">Project 2 – The Budget App</text:p>
              </text:list-item>
              <text:list-item>
                <text:p text:style-name="P4">Next Generation JavaScript: ES6+ / ES2015+</text:p>
              </text:list-item>
              <text:list-item>
                <text:p text:style-name="P4">Asynchronous JavaScript: Promises, Async/Await and AJAX</text:p>
              </text:list-item>
              <text:list-item>
                <text:p text:style-name="P4">Project 3 – The Recipe App - Modern JavaScript: Using ES6+, NPM, Babel and Webpack</text:p>
              </text:list-item>
              <text:list-item>
                <text:p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4" draw:layer="layout" svg:width="25.192cm" svg:height="3.785cm" draw:transform="rotate (0.188670092140587) translate (0.26cm 1.748cm)" presentation:class="title" presentation:user-transformed="true">
          <draw:text-box>
            <text:p>Table of Content<text:line-break/>Detail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4">Tools &amp; Environment Setup</text:p>
                <text:list>
                  <text:list-item>
                    <text:list>
                      <text:list-item>
                        <text:p>Download and Installation</text:p>
                      </text:list-item>
                      <text:list-item>
                        <text:p>VS Code Extensions Intallation.</text:p>
                      </text:list-item>
                    </text:list>
                  </text:list-item>
                </text:list>
              </text:list-item>
              <text:list-item>
                <text:p text:style-name="P4">GIT &amp; Github Basics.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 text:style-name="P4">JavaScript Language Basics</text:p>
              </text:list-item>
              <text:list-item>
                <text:p text:style-name="P4">How JavaScript Works Behind the Scenes</text:p>
              </text:list-item>
              <text:list-item>
                <text:p text:style-name="P4">JavaScript in the Browser: DOM Manipulation and Events</text:p>
              </text:list-item>
              <text:list-item>
                <text:p text:style-name="P4">Project 1 – The Dice Pig Game</text:p>
              </text:list-item>
              <text:list-item>
                <text:p text:style-name="P4">Advanced JavaScript: Objects and Functions</text:p>
              </text:list-item>
              <text:list-item>
                <text:p text:style-name="P4">Project 2 – The Budget App</text:p>
              </text:list-item>
              <text:list-item>
                <text:p text:style-name="P4">Next Generation JavaScript: ES6+ / ES2015+</text:p>
              </text:list-item>
              <text:list-item>
                <text:p text:style-name="P4">Asynchronous JavaScript: Promises, Async/Await and AJAX</text:p>
              </text:list-item>
              <text:list-item>
                <text:p text:style-name="P4">Project 3 – The Recipe App - Modern JavaScript: Using ES6+, NPM, Babel and Webpack</text:p>
              </text:list-item>
              <text:list-item>
                <text:p>Deployement on Github Pag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Class Wise Schedule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4">Tools &amp; Environment Setup (<text:span text:style-name="T1">Class 1</text:span>)</text:p>
              </text:list-item>
              <text:list-item>
                <text:p text:style-name="P4"><text:span text:style-name="T2">GIT &amp; Github Basics. </text:span>(<text:span text:style-name="T1">Class 1</text:span>)</text:p>
              </text:list-item>
              <text:list-item>
                <text:p text:style-name="P4"><text:span text:style-name="T2">JavaScript Language Basics </text:span>(<text:span text:style-name="T1">Class 2</text:span>)</text:p>
              </text:list-item>
              <text:list-item>
                <text:p text:style-name="P4"><text:span text:style-name="T2">How JavaScript Works Behind the Scenes </text:span>(<text:span text:style-name="T1">Class </text:span>)</text:p>
              </text:list-item>
              <text:list-item>
                <text:p text:style-name="P4"><text:span text:style-name="T2">JavaScript in the Browser: DOM Manipulation and </text:span><text:span text:style-name="T2">Events </text:span>(<text:span text:style-name="T1">Class </text:span>)</text:p>
              </text:list-item>
              <text:list-item>
                <text:p text:style-name="P4"><text:span text:style-name="T2">Project 1 – The Dice Pig Game </text:span>(<text:span text:style-name="T1">Class </text:span>)</text:p>
              </text:list-item>
              <text:list-item>
                <text:p text:style-name="P4"><text:span text:style-name="T2">Advanced JavaScript: Objects and Functions </text:span>(<text:span text:style-name="T1">Class </text:span>)</text:p>
              </text:list-item>
              <text:list-item>
                <text:p text:style-name="P4"><text:span text:style-name="T2">Project 2 – The Budget App </text:span>(<text:span text:style-name="T1">Class </text:span>)</text:p>
              </text:list-item>
              <text:list-item>
                <text:p text:style-name="P4"><text:span text:style-name="T2">Next Generation JavaScript: ES6+ / ES2015+ </text:span>(<text:span text:style-name="T1">Class </text:span>)</text:p>
              </text:list-item>
              <text:list-item>
                <text:p text:style-name="P4"><text:span text:style-name="T2">Asynchronous JavaScript: Promises, Async/Await and </text:span><text:span text:style-name="T2">AJAX </text:span>(<text:span text:style-name="T1">Class </text:span>)</text:p>
              </text:list-item>
              <text:list-item>
                <text:p text:style-name="P4"><text:span text:style-name="T2">Project 3 – The Recipe App - Modern JavaScript: Using </text:span><text:span text:style-name="T2">ES6+, NPM, Babel and Webpack </text:span>(<text:span text:style-name="T1">Class </text:span>)</text:p>
              </text:list-item>
              <text:list-item>
                <text:p><text:span text:style-name="T2">Deployement on Github Pages. </text:span>(<text:span text:style-name="T1">Class 16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4" draw:layer="layout" svg:width="25.192cm" svg:height="3.785cm" draw:transform="rotate (0.188670092140587) translate (0.26cm 1.748cm)" presentation:class="title" presentation:user-transformed="true">
          <draw:text-box>
            <text:p>Tools &amp; <text:line-break/>Environment Setup</text:p>
          </draw:text-box>
        </draw:frame>
        <draw:frame presentation:style-name="pr5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4">OS: Ubuntu Linux 18.04 LTS</text:p>
              </text:list-item>
              <text:list-item>
                <text:p text:style-name="P4">Editor: VS Code</text:p>
              </text:list-item>
              <text:list-item>
                <text:p text:style-name="P4">Browser: Chrome</text:p>
              </text:list-item>
              <text:list-item>
                <text:p text:style-name="P4">Version Control: GIT</text:p>
              </text:list-item>
              <text:list-item>
                <text:p text:style-name="P4">Online Code Repository: Github.c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4" draw:layer="layout" svg:width="25.192cm" svg:height="3.785cm" draw:transform="rotate (0.188670092140587) translate (0.26cm 1.748cm)" presentation:class="title" presentation:user-transformed="true">
          <draw:text-box>
            <text:p>Tools &amp; <text:line-break/>Environment Setup</text:p>
          </draw:text-box>
        </draw:frame>
        <draw:frame presentation:style-name="pr5" draw:text-style-name="P6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5">OS: Ubuntu Linux 18.04 LTS</text:p>
                <text:list>
                  <text:list-item>
                    <text:list>
                      <text:list-item>
                        <text:p text:style-name="P6">Download URL: <text:span text:style-name="T3"><text:a xlink:href="https://ubuntu.com/download/desktop" xlink:type="simple">https://ubuntu.com/download/desktop</text:a></text:span></text:p>
                      </text:list-item>
                      <text:list-item>
                        <text:p text:style-name="P6">Installation Tutorials </text:p>
                        <text:list>
                          <text:list-item>
                            <text:p text:style-name="P6">Ubuntu Installation : </text:p>
                            <text:p text:style-name="P6"><text:span text:style-name="T4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6"><text:span text:style-name="T4">Ubuntu Installation as Dual Boot with Windows: </text:span></text:p>
                            <text:p text:style-name="P6"><text:span text:style-name="T4"><text:a xlink:href="https://itsfoss.com/install-ubuntu-dual-boot-mode-windows" xlink:type="simple">https://itsfoss.com/install-ubuntu-dual-boot-mode-windows</text:a></text:span></text:p>
                            <text:p text:style-name="P6"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Editor: VS Code</text:p>
                <text:list>
                  <text:list-item>
                    <text:list>
                      <text:list-item>
                        <text:p text:style-name="P6">Download URL: <text:span text:style-name="T3"><text:a xlink:href="https://code.visualstudio.com/download" xlink:type="simple">https://code.visualstudio.com/download</text:a></text:span></text:p>
                        <text:p text:style-name="P6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5">Browser: Chrome</text:p>
                <text:list>
                  <text:list-item>
                    <text:list>
                      <text:list-item>
                        <text:p text:style-name="P6">Download URL: <text:a xlink:href="https://www.google.com/intl/en_sg/chrome/" xlink:type="simple">https://www.google.com/intl/en_sg/chrome/</text:a></text:p>
                        <text:p text:style-name="P6"/>
                      </text:list-item>
                    </text:list>
                  </text:list-item>
                </text:list>
              </text:list-item>
              <text:list-item>
                <text:p text:style-name="P5">Version Control: GIT</text:p>
                <text:list>
                  <text:list-item>
                    <text:list>
                      <text:list-item>
                        <text:p text:style-name="P6">Download URL: <text:a xlink:href="https://git-scm.com/downloads" xlink:type="simple">https://git-scm.com/downloads</text:a></text:p>
                      </text:list-item>
                      <text:list-item>
                        <text:p text:style-name="P6">GIT Commands Cheetsheet: <text:a xlink:href="https://github.github.com/training-kit/downloads/github-git-cheat-sheet.pdf" xlink:type="simple">https://github.github.com/training-kit/downloads/github-git-cheat-sheet.pdf</text:a></text:p>
                        <text:p text:style-name="P6"/>
                      </text:list-item>
                    </text:list>
                  </text:list-item>
                </text:list>
              </text:list-item>
              <text:list-item>
                <text:p text:style-name="P5">Online Code Repository: Github.com</text:p>
                <text:list>
                  <text:list-item>
                    <text:list>
                      <text:list-item>
                        <text:p text:style-name="P6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>
        <office:forms form:automatic-focus="false" form:apply-design-mode="false"/>
        <draw:frame presentation:style-name="pr4" draw:layer="layout" svg:width="25.192cm" svg:height="3.507cm" draw:transform="rotate (0.188670092140587) translate (0.286cm 1.885cm)" presentation:class="title" presentation:user-transformed="true">
          <draw:text-box>
            <text:p>VS Code - Extensions</text:p>
          </draw:text-box>
        </draw:frame>
        <draw:frame presentation:style-name="pr5" draw:text-style-name="P6" draw:layer="layout" svg:width="24.631cm" svg:height="12.183cm" svg:x="1.398cm" svg:y="5.614cm" presentation:class="outline" presentation:user-transformed="true">
          <draw:text-box>
            <text:list text:style-name="L2">
              <text:list-item>
                <text:p text:style-name="P5">Auto Rename Tag</text:p>
              </text:list-item>
              <text:list-item>
                <text:p text:style-name="P5">Live Server</text:p>
              </text:list-item>
              <text:list-item>
                <text:p text:style-name="P5">Prettier</text:p>
                <text:p text:style-name="P5"/>
                <text:p text:style-name="P5"/>
                <text:p text:style-name="P5"><text:span text:style-name="T4">Reference Link: </text:span><text:span text:style-name="T4"><text:a xlink:href="https://www.youtube.com/watch?v=bhu7-5x46BM" xlink:type="simple">https://www.youtube.com/watch?v=bhu7-5x46BM</text:a></text:span></text:p>
                <text:p text:style-name="P5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2" presentation:presentation-page-layout-name="AL2T1" presentation:use-date-time-name="dtd1">
        <office:forms form:automatic-focus="false" form:apply-design-mode="false"/>
        <draw:frame presentation:style-name="pr7" draw:layer="layout" svg:width="25.192cm" svg:height="3.507cm" draw:transform="rotate (0.188670092140587) translate (0.286cm 5.223cm)" presentation:class="title" presentation:user-transformed="true">
          <draw:text-box>
            <text:p>Javascript</text:p>
          </draw:text-box>
        </draw:frame>
        <draw:frame presentation:style-name="pr8" draw:layer="layout" svg:width="24.631cm" svg:height="7.986cm" svg:x="1.68cm" svg:y="9.814cm" presentation:class="outline" presentation:user-transformed="tru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00:33:23.401103337</meta:creation-date>
    <meta:editing-duration>PT1H47M5S</meta:editing-duration>
    <meta:editing-cycles>23</meta:editing-cycles>
    <meta:generator>LibreOffice/6.0.7.3$Linux_X86_64 LibreOffice_project/00m0$Build-3</meta:generator>
    <dc:title>Progress</dc:title>
    <dc:date>2019-10-20T13:35:25.351310128</dc:date>
    <meta:document-statistic meta:object-count="101"/>
  </office:meta>
</office:document-meta>
</file>